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number-columns-repeated="2" table:default-cell-style-name="ce7"/>
        <table:table-column table:style-name="co1" table:default-cell-style-name="ce12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ce7"/>
        <table:table-column table:style-name="co1" table:default-cell-style-name="ce12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ce7"/>
        <table:table-column table:style-name="co2" table:default-cell-style-name="ce1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AMADA 1</text:p>
          </table:table-cell>
          <table:covered-table-cell table:number-columns-repeated="3" table:style-name="ce8"/>
          <table:table-cell/>
          <table:table-cell table:style-name="ce1" office:value-type="string" calcext:value-type="string" table:number-columns-spanned="4" table:number-rows-spanned="1">
            <text:p>CAMADA 2</text:p>
          </table:table-cell>
          <table:covered-table-cell table:number-columns-repeated="3" table:style-name="ce8"/>
          <table:table-cell/>
          <table:table-cell table:style-name="ce1" office:value-type="string" calcext:value-type="string" table:number-columns-spanned="4" table:number-rows-spanned="1">
            <text:p>CAMADA 3</text:p>
          </table:table-cell>
          <table:covered-table-cell table:number-columns-repeated="3" table:style-name="ce8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NEURONIO 1</text:p>
          </table:table-cell>
          <table:covered-table-cell table:number-columns-repeated="3" table:style-name="ce8"/>
          <table:table-cell/>
          <table:table-cell table:style-name="ce2" office:value-type="string" calcext:value-type="string" table:number-columns-spanned="4" table:number-rows-spanned="1">
            <text:p>NEURONIO 1</text:p>
          </table:table-cell>
          <table:covered-table-cell table:number-columns-repeated="3" table:style-name="ce8"/>
          <table:table-cell/>
          <table:table-cell table:style-name="ce2" office:value-type="string" calcext:value-type="string" table:number-columns-spanned="4" table:number-rows-spanned="1">
            <text:p>NEURONIO 1</text:p>
          </table:table-cell>
          <table:covered-table-cell table:number-columns-repeated="3" table:style-name="ce8"/>
          <table:table-cell table:number-columns-repeated="2"/>
        </table:table-row>
        <table:table-row table:style-name="ro1"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pesos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sigmoid</text:p>
          </table:table-cell>
          <table:table-cell/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pesos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sigmoid</text:p>
          </table:table-cell>
          <table:table-cell/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pesos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sigmoid</text:p>
          </table:table-cell>
          <table:table-cell office:value-type="string" calcext:value-type="string">
            <text:p>D(k)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 table:style-name="ce4" table:formula="of:=-1" office:value-type="float" office:value="-1" calcext:value-type="float">
            <text:p>-1</text:p>
          </table:table-cell>
          <table:table-cell table:style-name="ce9" table:formula="of:=RAND()" office:value-type="float" office:value="0.143417874722962" calcext:value-type="float">
            <text:p>0,143417874722962</text:p>
          </table:table-cell>
          <table:table-cell table:style-name="ce9" table:formula="of:=[.A4]*[.B4]+[.A5]*[.B5]+[.A6]*[.B6]+[.A7]*[.B7]+[.A8]*[.B8]-1" office:value-type="float" office:value="0.379942052762902" calcext:value-type="float">
            <text:p>0,379942052762902</text:p>
          </table:table-cell>
          <table:table-cell table:style-name="ce11" table:formula="of:=1/(1+2.712*EXP(-0.5*[.C4]))" office:value-type="float" office:value="0.308377555668479" calcext:value-type="float">
            <text:p>0,308377555668479</text:p>
          </table:table-cell>
          <table:table-cell/>
          <table:table-cell table:style-name="ce4" table:formula="of:=[.D4]" office:value-type="float" office:value="0.308377555668479" calcext:value-type="float">
            <text:p>0,308377555668479</text:p>
          </table:table-cell>
          <table:table-cell table:style-name="ce9" table:formula="of:=RAND()" office:value-type="float" office:value="0.0361162459797302" calcext:value-type="float">
            <text:p>0,03611624597973</text:p>
          </table:table-cell>
          <table:table-cell table:style-name="ce9" table:formula="of:=[.F4]*[.G4]+[.F5]*[.G5]+[.F6]*[.G6]+[.F7]*[.G7]+[.F8]*[.G8]-1" office:value-type="float" office:value="-1.03440701383501" calcext:value-type="float">
            <text:p>-1,03440701383501</text:p>
          </table:table-cell>
          <table:table-cell table:style-name="ce11" table:formula="of:=1/(1+2.712*EXP(-0.5*[.H4]))" office:value-type="float" office:value="0.180215243945578" calcext:value-type="float">
            <text:p>0,180215243945578</text:p>
          </table:table-cell>
          <table:table-cell/>
          <table:table-cell table:style-name="ce4" table:formula="of:=[.I4]" office:value-type="float" office:value="0.180215243945578" calcext:value-type="float">
            <text:p>0,180215243945578</text:p>
          </table:table-cell>
          <table:table-cell table:style-name="ce9" table:formula="of:=RAND()" office:value-type="float" office:value="0.193544221330123" calcext:value-type="float">
            <text:p>0,193544221330123</text:p>
          </table:table-cell>
          <table:table-cell table:style-name="ce9" table:formula="of:=[.K4]*[.L4]+[.K5]*[.L5]+[.K6]*[.L6]+[.K7]*[.L7]+[.K8]*[.L8]-1" office:value-type="float" office:value="-0.84017035995817" calcext:value-type="float">
            <text:p>-0,84017035995817</text:p>
          </table:table-cell>
          <table:table-cell table:style-name="ce11" table:formula="of:=1/(1+2.712*EXP(-0.5*[.M4]))" office:value-type="float" office:value="0.1950111719645" calcext:value-type="float">
            <text:p>0,1950111719645</text:p>
          </table:table-cell>
          <table:table-cell office:value-type="float" office:value="1" calcext:value-type="float">
            <text:p>1</text:p>
          </table:table-cell>
          <table:table-cell table:formula="of:=((([.O4]-[.N4])+([.O5]-[.N12])+([.O6]-[.N20]))^2)/2" office:value-type="float" office:value="0.10531528667931" calcext:value-type="float">
            <text:p>0,10531528667931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RAND()" office:value-type="float" office:value="0.613142516783944" calcext:value-type="float">
            <text:p>0,613142516783944</text:p>
          </table:table-cell>
          <table:table-cell table:number-columns-repeated="3"/>
          <table:table-cell table:formula="of:=[.D12]" office:value-type="float" office:value="0.210537939844458" calcext:value-type="float">
            <text:p>0,210537939844458</text:p>
          </table:table-cell>
          <table:table-cell table:formula="of:=RAND()" office:value-type="float" office:value="0.859343476376763" calcext:value-type="float">
            <text:p>0,859343476376763</text:p>
          </table:table-cell>
          <table:table-cell table:number-columns-repeated="3"/>
          <table:table-cell table:formula="of:=[.I12]" office:value-type="float" office:value="0.15960691320216" calcext:value-type="float">
            <text:p>0,15960691320216</text:p>
          </table:table-cell>
          <table:table-cell table:formula="of:=RAND()" office:value-type="float" office:value="0.418854552755662" calcext:value-type="float">
            <text:p>0,418854552755662</text:p>
          </table:table-cell>
          <table:table-cell table:number-columns-repeated="2"/>
          <table:table-cell table:formula="of:=0" office:value-type="float" office:value="0" calcext:value-type="float">
            <text:p>0</text:p>
          </table:table-cell>
          <table:table-cell table:formula="of:=(([.O4]-[.N4])^2+([.O5]-[.N12])^2+([.O6]-[.N20])^2)/2" office:value-type="float" office:value="0.35479527481602" calcext:value-type="float">
            <text:p>0,35479527481602</text:p>
          </table:table-cell>
        </table:table-row>
        <table:table-row table:style-name="ro1">
          <table:table-cell table:formula="of:=0.708333333333333" office:value-type="float" office:value="0.708333333333333" calcext:value-type="float">
            <text:p>0,708333333333333</text:p>
          </table:table-cell>
          <table:table-cell table:formula="of:=RAND()" office:value-type="float" office:value="0.886630502373055" calcext:value-type="float">
            <text:p>0,886630502373055</text:p>
          </table:table-cell>
          <table:table-cell table:number-columns-repeated="3"/>
          <table:table-cell table:formula="of:=[.D20]" office:value-type="float" office:value="0.193778427176924" calcext:value-type="float">
            <text:p>0,193778427176924</text:p>
          </table:table-cell>
          <table:table-cell table:formula="of:=RAND()" office:value-type="float" office:value="0.909128331814065" calcext:value-type="float">
            <text:p>0,909128331814065</text:p>
          </table:table-cell>
          <table:table-cell table:number-columns-repeated="3"/>
          <table:table-cell table:formula="of:=[.I20]" office:value-type="float" office:value="0.220446978960271" calcext:value-type="float">
            <text:p>0,220446978960271</text:p>
          </table:table-cell>
          <table:table-cell table:formula="of:=RAND()" office:value-type="float" office:value="0.0355236518783999" calcext:value-type="float">
            <text:p>0,03552365187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0.25" office:value-type="float" office:value="0.25" calcext:value-type="float">
            <text:p>0,25</text:p>
          </table:table-cell>
          <table:table-cell table:formula="of:=RAND()" office:value-type="float" office:value="0.193567386010777" calcext:value-type="float">
            <text:p>0,193567386010777</text:p>
          </table:table-cell>
          <table:table-cell table:number-columns-repeated="3"/>
          <table:table-cell table:formula="of:=[.D28]" office:value-type="float" office:value="0.22930594023895" calcext:value-type="float">
            <text:p>0,22930594023895</text:p>
          </table:table-cell>
          <table:table-cell table:formula="of:=RAND()" office:value-type="float" office:value="0.737486266784778" calcext:value-type="float">
            <text:p>0,737486266784778</text:p>
          </table:table-cell>
          <table:table-cell table:number-columns-repeated="3"/>
          <table:table-cell table:formula="of:=[.I28]" office:value-type="float" office:value="0.154158423754983" calcext:value-type="float">
            <text:p>0,154158423754983</text:p>
          </table:table-cell>
          <table:table-cell table:formula="of:=RAND()" office:value-type="float" office:value="0.880580814366287" calcext:value-type="float">
            <text:p>0,880580814366287</text:p>
          </table:table-cell>
          <table:table-cell table:number-columns-repeated="4"/>
        </table:table-row>
        <table:table-row table:style-name="ro1">
          <table:table-cell table:style-name="ce6" table:formula="of:=0.25" office:value-type="float" office:value="0.25" calcext:value-type="float">
            <text:p>0,25</text:p>
          </table:table-cell>
          <table:table-cell table:style-name="ce10" table:formula="of:=RAND()" office:value-type="float" office:value="0.93518250007325" calcext:value-type="float">
            <text:p>0,93518250007325</text:p>
          </table:table-cell>
          <table:table-cell table:style-name="ce10"/>
          <table:table-cell table:style-name="ce13"/>
          <table:table-cell/>
          <table:table-cell table:style-name="ce6" office:value-type="float" office:value="-1" calcext:value-type="float">
            <text:p>-1</text:p>
          </table:table-cell>
          <table:table-cell table:style-name="ce10" table:formula="of:=RAND()" office:value-type="float" office:value="0.571748298684603" calcext:value-type="float">
            <text:p>0,571748298684603</text:p>
          </table:table-cell>
          <table:table-cell table:style-name="ce10"/>
          <table:table-cell table:style-name="ce13"/>
          <table:table-cell/>
          <table:table-cell table:style-name="ce6" office:value-type="float" office:value="-1" calcext:value-type="float">
            <text:p>-1</text:p>
          </table:table-cell>
          <table:table-cell table:style-name="ce10" table:formula="of:=RAND()" office:value-type="float" office:value="0.0854820933352534" calcext:value-type="float">
            <text:p>0,085482093335253</text:p>
          </table:table-cell>
          <table:table-cell table:style-name="ce10"/>
          <table:table-cell table:style-name="ce13"/>
          <table:table-cell table:number-columns-repeated="2"/>
        </table:table-row>
        <table:table-row table:style-name="ro1">
          <table:table-cell table:style-name="ce7"/>
          <table:table-cell table:number-columns-repeated="2"/>
          <table:table-cell table:style-name="ce7"/>
          <table:table-cell/>
          <table:table-cell table:style-name="ce7"/>
          <table:table-cell table:number-columns-repeated="2"/>
          <table:table-cell table:style-name="ce7"/>
          <table:table-cell/>
          <table:table-cell table:style-name="ce7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NEURONIO 2</text:p>
          </table:table-cell>
          <table:covered-table-cell table:number-columns-repeated="3" table:style-name="ce8"/>
          <table:table-cell/>
          <table:table-cell table:style-name="ce2" office:value-type="string" calcext:value-type="string" table:number-columns-spanned="4" table:number-rows-spanned="1">
            <text:p>NEURONIO 2</text:p>
          </table:table-cell>
          <table:covered-table-cell table:number-columns-repeated="3" table:style-name="ce8"/>
          <table:table-cell/>
          <table:table-cell table:style-name="ce2" office:value-type="string" calcext:value-type="string" table:number-columns-spanned="4" table:number-rows-spanned="1">
            <text:p>NEURONIO 2</text:p>
          </table:table-cell>
          <table:covered-table-cell table:number-columns-repeated="3" table:style-name="ce8"/>
          <table:table-cell table:number-columns-repeated="2"/>
        </table:table-row>
        <table:table-row table:style-name="ro1"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pesos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sigmoid</text:p>
          </table:table-cell>
          <table:table-cell/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pesos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sigmoid</text:p>
          </table:table-cell>
          <table:table-cell/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pesos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sigmoid</text:p>
          </table:table-cell>
          <table:table-cell table:number-columns-repeated="2"/>
        </table:table-row>
        <table:table-row table:style-name="ro1">
          <table:table-cell table:style-name="ce4" table:formula="of:=-1" office:value-type="float" office:value="-1" calcext:value-type="float">
            <text:p>-1</text:p>
          </table:table-cell>
          <table:table-cell table:style-name="ce9" table:formula="of:=RAND()" office:value-type="float" office:value="0.140597658408488" calcext:value-type="float">
            <text:p>0,140597658408488</text:p>
          </table:table-cell>
          <table:table-cell table:style-name="ce9" table:formula="of:=[.A12]*[.B12]+[.A13]*[.B13]+[.A14]*[.B14]+[.A15]*[.B15]+[.A16]*[.B16]-1" office:value-type="float" office:value="-0.647999066511736" calcext:value-type="float">
            <text:p>-0,647999066511736</text:p>
          </table:table-cell>
          <table:table-cell table:style-name="ce11" table:formula="of:=1/(1+2.712*EXP(-0.5*[.C12]))" office:value-type="float" office:value="0.210537939844458" calcext:value-type="float">
            <text:p>0,210537939844458</text:p>
          </table:table-cell>
          <table:table-cell/>
          <table:table-cell table:style-name="ce4" table:formula="of:=[.D4]" office:value-type="float" office:value="0.308377555668479" calcext:value-type="float">
            <text:p>0,308377555668479</text:p>
          </table:table-cell>
          <table:table-cell table:style-name="ce9" table:formula="of:=RAND()" office:value-type="float" office:value="0.591314554290742" calcext:value-type="float">
            <text:p>0,591314554290742</text:p>
          </table:table-cell>
          <table:table-cell table:style-name="ce9" table:formula="of:=[.F12]*[.G12]+[.F13]*[.G13]+[.F14]*[.G14]+[.F15]*[.G15]+[.F16]*[.G16]-1" office:value-type="float" office:value="-1.32693874578572" calcext:value-type="float">
            <text:p>-1,32693874578572</text:p>
          </table:table-cell>
          <table:table-cell table:style-name="ce11" table:formula="of:=1/(1+2.712*EXP(-0.5*[.H12]))" office:value-type="float" office:value="0.15960691320216" calcext:value-type="float">
            <text:p>0,15960691320216</text:p>
          </table:table-cell>
          <table:table-cell/>
          <table:table-cell table:style-name="ce4" table:formula="of:=[.I4]" office:value-type="float" office:value="0.180215243945578" calcext:value-type="float">
            <text:p>0,180215243945578</text:p>
          </table:table-cell>
          <table:table-cell table:style-name="ce9" table:formula="of:=RAND()" office:value-type="float" office:value="0.486265256096846" calcext:value-type="float">
            <text:p>0,486265256096846</text:p>
          </table:table-cell>
          <table:table-cell table:style-name="ce9" table:formula="of:=[.K12]*[.L12]+[.K13]*[.L13]+[.K14]*[.L14]+[.K15]*[.L15]+[.K16]*[.L16]-1" office:value-type="float" office:value="-1.57314359507104" calcext:value-type="float">
            <text:p>-1,57314359507104</text:p>
          </table:table-cell>
          <table:table-cell table:style-name="ce11" table:formula="of:=1/(1+2.712*EXP(-0.5*[.M12]))" office:value-type="float" office:value="0.143778132631831" calcext:value-type="float">
            <text:p>0,143778132631831</text:p>
          </table:table-cell>
          <table:table-cell table:number-columns-repeated="2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RAND()" office:value-type="float" office:value="0.454714516465331" calcext:value-type="float">
            <text:p>0,454714516465331</text:p>
          </table:table-cell>
          <table:table-cell table:number-columns-repeated="3"/>
          <table:table-cell table:formula="of:=[.D12]" office:value-type="float" office:value="0.210537939844458" calcext:value-type="float">
            <text:p>0,210537939844458</text:p>
          </table:table-cell>
          <table:table-cell table:formula="of:=RAND()" office:value-type="float" office:value="0.426275356445463" calcext:value-type="float">
            <text:p>0,426275356445463</text:p>
          </table:table-cell>
          <table:table-cell table:number-columns-repeated="3"/>
          <table:table-cell table:formula="of:=[.I12]" office:value-type="float" office:value="0.15960691320216" calcext:value-type="float">
            <text:p>0,15960691320216</text:p>
          </table:table-cell>
          <table:table-cell table:formula="of:=RAND()" office:value-type="float" office:value="0.637934952037763" calcext:value-type="float">
            <text:p>0,637934952037763</text:p>
          </table:table-cell>
          <table:table-cell table:number-columns-repeated="4"/>
        </table:table-row>
        <table:table-row table:style-name="ro1">
          <table:table-cell table:formula="of:=0.708333333333333" office:value-type="float" office:value="0.708333333333333" calcext:value-type="float">
            <text:p>0,708333333333333</text:p>
          </table:table-cell>
          <table:table-cell table:formula="of:=RAND()" office:value-type="float" office:value="0.0127454382254343" calcext:value-type="float">
            <text:p>0,012745438225434</text:p>
          </table:table-cell>
          <table:table-cell table:number-columns-repeated="3"/>
          <table:table-cell table:formula="of:=[.D20]" office:value-type="float" office:value="0.193778427176924" calcext:value-type="float">
            <text:p>0,193778427176924</text:p>
          </table:table-cell>
          <table:table-cell table:formula="of:=RAND()" office:value-type="float" office:value="0.304821031031169" calcext:value-type="float">
            <text:p>0,304821031031169</text:p>
          </table:table-cell>
          <table:table-cell table:number-columns-repeated="3"/>
          <table:table-cell table:formula="of:=[.I20]" office:value-type="float" office:value="0.220446978960271" calcext:value-type="float">
            <text:p>0,220446978960271</text:p>
          </table:table-cell>
          <table:table-cell table:formula="of:=RAND()" office:value-type="float" office:value="0.554475963465385" calcext:value-type="float">
            <text:p>0,554475963465385</text:p>
          </table:table-cell>
          <table:table-cell table:number-columns-repeated="4"/>
        </table:table-row>
        <table:table-row table:style-name="ro1">
          <table:table-cell table:formula="of:=0.25" office:value-type="float" office:value="0.25" calcext:value-type="float">
            <text:p>0,25</text:p>
          </table:table-cell>
          <table:table-cell table:formula="of:=RAND()" office:value-type="float" office:value="0.0234353946033394" calcext:value-type="float">
            <text:p>0,02343539460334</text:p>
          </table:table-cell>
          <table:table-cell table:number-columns-repeated="3"/>
          <table:table-cell table:formula="of:=[.D28]" office:value-type="float" office:value="0.22930594023895" calcext:value-type="float">
            <text:p>0,22930594023895</text:p>
          </table:table-cell>
          <table:table-cell table:formula="of:=RAND()" office:value-type="float" office:value="0.597827646730431" calcext:value-type="float">
            <text:p>0,597827646730431</text:p>
          </table:table-cell>
          <table:table-cell table:number-columns-repeated="3"/>
          <table:table-cell table:formula="of:=[.I28]" office:value-type="float" office:value="0.154158423754983" calcext:value-type="float">
            <text:p>0,154158423754983</text:p>
          </table:table-cell>
          <table:table-cell table:formula="of:=RAND()" office:value-type="float" office:value="0.0492669786938332" calcext:value-type="float">
            <text:p>0,049266978693833</text:p>
          </table:table-cell>
          <table:table-cell table:number-columns-repeated="4"/>
        </table:table-row>
        <table:table-row table:style-name="ro1">
          <table:table-cell table:style-name="ce6" table:formula="of:=0.25" office:value-type="float" office:value="0.25" calcext:value-type="float">
            <text:p>0,25</text:p>
          </table:table-cell>
          <table:table-cell table:style-name="ce10" table:formula="of:=RAND()" office:value-type="float" office:value="0.0919888321502797" calcext:value-type="float">
            <text:p>0,09198883215028</text:p>
          </table:table-cell>
          <table:table-cell table:style-name="ce10"/>
          <table:table-cell table:style-name="ce13"/>
          <table:table-cell/>
          <table:table-cell table:style-name="ce6" office:value-type="float" office:value="-1" calcext:value-type="float">
            <text:p>-1</text:p>
          </table:table-cell>
          <table:table-cell table:style-name="ce10" table:formula="of:=RAND()" office:value-type="float" office:value="0.795187188619614" calcext:value-type="float">
            <text:p>0,795187188619614</text:p>
          </table:table-cell>
          <table:table-cell table:style-name="ce10"/>
          <table:table-cell table:style-name="ce13"/>
          <table:table-cell/>
          <table:table-cell table:style-name="ce6" table:formula="of:=-1" office:value-type="float" office:value="-1" calcext:value-type="float">
            <text:p>-1</text:p>
          </table:table-cell>
          <table:table-cell table:style-name="ce10" table:formula="of:=RAND()" office:value-type="float" office:value="0.892422306169946" calcext:value-type="float">
            <text:p>0,892422306169946</text:p>
          </table:table-cell>
          <table:table-cell table:style-name="ce10"/>
          <table:table-cell table:style-name="ce13"/>
          <table:table-cell table:number-columns-repeated="2"/>
        </table:table-row>
        <table:table-row table:style-name="ro1">
          <table:table-cell table:style-name="ce7"/>
          <table:table-cell table:number-columns-repeated="2"/>
          <table:table-cell table:style-name="ce7"/>
          <table:table-cell/>
          <table:table-cell table:style-name="ce7"/>
          <table:table-cell table:number-columns-repeated="2"/>
          <table:table-cell table:style-name="ce7"/>
          <table:table-cell/>
          <table:table-cell table:style-name="ce7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NEURONIO 3</text:p>
          </table:table-cell>
          <table:covered-table-cell table:number-columns-repeated="3" table:style-name="ce8"/>
          <table:table-cell/>
          <table:table-cell table:style-name="ce2" office:value-type="string" calcext:value-type="string" table:number-columns-spanned="4" table:number-rows-spanned="1">
            <text:p>NEURONIO 3</text:p>
          </table:table-cell>
          <table:covered-table-cell table:number-columns-repeated="3" table:style-name="ce8"/>
          <table:table-cell/>
          <table:table-cell table:style-name="ce2" office:value-type="string" calcext:value-type="string" table:number-columns-spanned="4" table:number-rows-spanned="1">
            <text:p>NEURONIO 3</text:p>
          </table:table-cell>
          <table:covered-table-cell table:number-columns-repeated="3" table:style-name="ce8"/>
          <table:table-cell table:number-columns-repeated="2"/>
        </table:table-row>
        <table:table-row table:style-name="ro1"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pesos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sigmoid</text:p>
          </table:table-cell>
          <table:table-cell/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pesos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sigmoid</text:p>
          </table:table-cell>
          <table:table-cell/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pesos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sigmoid</text:p>
          </table:table-cell>
          <table:table-cell table:number-columns-repeated="2"/>
        </table:table-row>
        <table:table-row table:style-name="ro1">
          <table:table-cell table:style-name="ce4" table:formula="of:=-1" office:value-type="float" office:value="-1" calcext:value-type="float">
            <text:p>-1</text:p>
          </table:table-cell>
          <table:table-cell table:style-name="ce9" table:formula="of:=RAND()" office:value-type="float" office:value="0.679628438564556" calcext:value-type="float">
            <text:p>0,679628438564556</text:p>
          </table:table-cell>
          <table:table-cell table:style-name="ce9" table:formula="of:=[.A20]*[.B20]+[.A21]*[.B21]+[.A22]*[.B22]+[.A23]*[.B23]+[.A24]*[.B24]-1" office:value-type="float" office:value="-0.855913721024141" calcext:value-type="float">
            <text:p>-0,855913721024141</text:p>
          </table:table-cell>
          <table:table-cell table:style-name="ce11" table:formula="of:=1/(1+2.712*EXP(-0.5*[.C20]))" office:value-type="float" office:value="0.193778427176924" calcext:value-type="float">
            <text:p>0,193778427176924</text:p>
          </table:table-cell>
          <table:table-cell/>
          <table:table-cell table:style-name="ce4" table:formula="of:=[.D4]" office:value-type="float" office:value="0.308377555668479" calcext:value-type="float">
            <text:p>0,308377555668479</text:p>
          </table:table-cell>
          <table:table-cell table:style-name="ce9" table:formula="of:=RAND()" office:value-type="float" office:value="0.879165092935131" calcext:value-type="float">
            <text:p>0,879165092935131</text:p>
          </table:table-cell>
          <table:table-cell table:style-name="ce9" table:formula="of:=[.F20]*[.G20]+[.F21]*[.G21]+[.F22]*[.G22]+[.F23]*[.G23]+[.F24]*[.G24]-1" office:value-type="float" office:value="-0.530754255316853" calcext:value-type="float">
            <text:p>-0,530754255316853</text:p>
          </table:table-cell>
          <table:table-cell table:style-name="ce11" table:formula="of:=1/(1+2.712*EXP(-0.5*[.H20]))" office:value-type="float" office:value="0.220446978960271" calcext:value-type="float">
            <text:p>0,220446978960271</text:p>
          </table:table-cell>
          <table:table-cell/>
          <table:table-cell table:style-name="ce4" table:formula="of:=[.I4]" office:value-type="float" office:value="0.180215243945578" calcext:value-type="float">
            <text:p>0,180215243945578</text:p>
          </table:table-cell>
          <table:table-cell table:style-name="ce9" table:formula="of:=RAND()" office:value-type="float" office:value="0.635522164731513" calcext:value-type="float">
            <text:p>0,635522164731513</text:p>
          </table:table-cell>
          <table:table-cell table:style-name="ce9" table:formula="of:=[.K20]*[.L20]+[.K21]*[.L21]+[.K22]*[.L22]+[.K23]*[.L23]+[.K24]*[.L24]-1" office:value-type="float" office:value="-0.749014941530694" calcext:value-type="float">
            <text:p>-0,749014941530694</text:p>
          </table:table-cell>
          <table:table-cell table:style-name="ce11" table:formula="of:=1/(1+2.712*EXP(-0.5*[.M20]))" office:value-type="float" office:value="0.2022656296729" calcext:value-type="float">
            <text:p>0,2022656296729</text:p>
          </table:table-cell>
          <table:table-cell table:number-columns-repeated="2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RAND()" office:value-type="float" office:value="0.477794029351697" calcext:value-type="float">
            <text:p>0,477794029351697</text:p>
          </table:table-cell>
          <table:table-cell table:number-columns-repeated="3"/>
          <table:table-cell table:formula="of:=[.D12]" office:value-type="float" office:value="0.210537939844458" calcext:value-type="float">
            <text:p>0,210537939844458</text:p>
          </table:table-cell>
          <table:table-cell table:formula="of:=RAND()" office:value-type="float" office:value="0.483256609806199" calcext:value-type="float">
            <text:p>0,483256609806199</text:p>
          </table:table-cell>
          <table:table-cell table:number-columns-repeated="3"/>
          <table:table-cell table:formula="of:=[.I12]" office:value-type="float" office:value="0.15960691320216" calcext:value-type="float">
            <text:p>0,15960691320216</text:p>
          </table:table-cell>
          <table:table-cell table:formula="of:=RAND()" office:value-type="float" office:value="0.555594121461121" calcext:value-type="float">
            <text:p>0,555594121461121</text:p>
          </table:table-cell>
          <table:table-cell table:number-columns-repeated="4"/>
        </table:table-row>
        <table:table-row table:style-name="ro1">
          <table:table-cell table:formula="of:=0.708333333333333" office:value-type="float" office:value="0.708333333333333" calcext:value-type="float">
            <text:p>0,708333333333333</text:p>
          </table:table-cell>
          <table:table-cell table:formula="of:=RAND()" office:value-type="float" office:value="0.203169685499468" calcext:value-type="float">
            <text:p>0,203169685499468</text:p>
          </table:table-cell>
          <table:table-cell table:number-columns-repeated="3"/>
          <table:table-cell table:formula="of:=[.D20]" office:value-type="float" office:value="0.193778427176924" calcext:value-type="float">
            <text:p>0,193778427176924</text:p>
          </table:table-cell>
          <table:table-cell table:formula="of:=RAND()" office:value-type="float" office:value="0.219795259843401" calcext:value-type="float">
            <text:p>0,219795259843401</text:p>
          </table:table-cell>
          <table:table-cell table:number-columns-repeated="3"/>
          <table:table-cell table:formula="of:=[.I20]" office:value-type="float" office:value="0.220446978960271" calcext:value-type="float">
            <text:p>0,220446978960271</text:p>
          </table:table-cell>
          <table:table-cell table:formula="of:=RAND()" office:value-type="float" office:value="0.585656684068088" calcext:value-type="float">
            <text:p>0,585656684068088</text:p>
          </table:table-cell>
          <table:table-cell table:number-columns-repeated="4"/>
        </table:table-row>
        <table:table-row table:style-name="ro1">
          <table:table-cell table:formula="of:=0.25" office:value-type="float" office:value="0.25" calcext:value-type="float">
            <text:p>0,25</text:p>
          </table:table-cell>
          <table:table-cell table:formula="of:=RAND()" office:value-type="float" office:value="0.651918465823627" calcext:value-type="float">
            <text:p>0,651918465823627</text:p>
          </table:table-cell>
          <table:table-cell table:number-columns-repeated="3"/>
          <table:table-cell table:formula="of:=[.D28]" office:value-type="float" office:value="0.22930594023895" calcext:value-type="float">
            <text:p>0,22930594023895</text:p>
          </table:table-cell>
          <table:table-cell table:formula="of:=RAND()" office:value-type="float" office:value="0.459685308726343" calcext:value-type="float">
            <text:p>0,459685308726343</text:p>
          </table:table-cell>
          <table:table-cell table:number-columns-repeated="3"/>
          <table:table-cell table:formula="of:=[.I28]" office:value-type="float" office:value="0.154158423754983" calcext:value-type="float">
            <text:p>0,154158423754983</text:p>
          </table:table-cell>
          <table:table-cell table:formula="of:=RAND()" office:value-type="float" office:value="0.00876887315677951" calcext:value-type="float">
            <text:p>0,00876887315678</text:p>
          </table:table-cell>
          <table:table-cell table:number-columns-repeated="4"/>
        </table:table-row>
        <table:table-row table:style-name="ro1">
          <table:table-cell table:style-name="ce6" table:formula="of:=0.25" office:value-type="float" office:value="0.25" calcext:value-type="float">
            <text:p>0,25</text:p>
          </table:table-cell>
          <table:table-cell table:style-name="ce10" table:formula="of:=RAND()" office:value-type="float" office:value="0.156116844682755" calcext:value-type="float">
            <text:p>0,156116844682755</text:p>
          </table:table-cell>
          <table:table-cell table:style-name="ce10"/>
          <table:table-cell table:style-name="ce13"/>
          <table:table-cell/>
          <table:table-cell table:style-name="ce6" table:formula="of:=-1" office:value-type="float" office:value="-1" calcext:value-type="float">
            <text:p>-1</text:p>
          </table:table-cell>
          <table:table-cell table:style-name="ce10" table:formula="of:=RAND()" office:value-type="float" office:value="0.0516130404349781" calcext:value-type="float">
            <text:p>0,051613040434978</text:p>
          </table:table-cell>
          <table:table-cell table:style-name="ce10"/>
          <table:table-cell table:style-name="ce13"/>
          <table:table-cell/>
          <table:table-cell table:style-name="ce6" table:formula="of:=-1" office:value-type="float" office:value="-1" calcext:value-type="float">
            <text:p>-1</text:p>
          </table:table-cell>
          <table:table-cell table:style-name="ce10" table:formula="of:=RAND()" office:value-type="float" office:value="0.0826804285749377" calcext:value-type="float">
            <text:p>0,082680428574938</text:p>
          </table:table-cell>
          <table:table-cell table:style-name="ce10"/>
          <table:table-cell table:style-name="ce13"/>
          <table:table-cell table:number-columns-repeated="2"/>
        </table:table-row>
        <table:table-row table:style-name="ro1">
          <table:table-cell table:style-name="ce7"/>
          <table:table-cell table:number-columns-repeated="2"/>
          <table:table-cell table:style-name="ce7"/>
          <table:table-cell/>
          <table:table-cell table:style-name="ce7"/>
          <table:table-cell table:number-columns-repeated="2"/>
          <table:table-cell table:style-name="ce7"/>
          <table:table-cell/>
          <table:table-cell table:style-name="ce7"/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NEURONIO 3</text:p>
          </table:table-cell>
          <table:covered-table-cell table:number-columns-repeated="3" table:style-name="ce8"/>
          <table:table-cell/>
          <table:table-cell table:style-name="ce2" office:value-type="string" calcext:value-type="string" table:number-columns-spanned="4" table:number-rows-spanned="1">
            <text:p>NEURONIO 3</text:p>
          </table:table-cell>
          <table:covered-table-cell table:number-columns-repeated="3" table:style-name="ce8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pesos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sigmoid</text:p>
          </table:table-cell>
          <table:table-cell/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pesos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sigmoid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4" table:formula="of:=-1" office:value-type="float" office:value="-1" calcext:value-type="float">
            <text:p>-1</text:p>
          </table:table-cell>
          <table:table-cell table:style-name="ce9" table:formula="of:=RAND()" office:value-type="float" office:value="0.624103645612378" calcext:value-type="float">
            <text:p>0,624103645612378</text:p>
          </table:table-cell>
          <table:table-cell table:style-name="ce9" table:formula="of:=[.A28]*[.B28]+[.A29]*[.B29]+[.A30]*[.B30]+[.A31]*[.B31]+[.A32]*[.B32]-1" office:value-type="float" office:value="-0.429096039177048" calcext:value-type="float">
            <text:p>-0,429096039177048</text:p>
          </table:table-cell>
          <table:table-cell table:style-name="ce11" table:formula="of:=1/(1+2.712*EXP(-0.5*[.C28]))" office:value-type="float" office:value="0.22930594023895" calcext:value-type="float">
            <text:p>0,22930594023895</text:p>
          </table:table-cell>
          <table:table-cell/>
          <table:table-cell table:style-name="ce4" table:formula="of:=[.D4]" office:value-type="float" office:value="0.308377555668479" calcext:value-type="float">
            <text:p>0,308377555668479</text:p>
          </table:table-cell>
          <table:table-cell table:style-name="ce9" table:formula="of:=RAND()" office:value-type="float" office:value="0.115051844426487" calcext:value-type="float">
            <text:p>0,115051844426487</text:p>
          </table:table-cell>
          <table:table-cell table:style-name="ce9" table:formula="of:=[.F28]*[.G28]+[.F29]*[.G29]+[.F30]*[.G30]+[.F31]*[.G31]+[.F32]*[.G32]-1" office:value-type="float" office:value="-1.40932982110184" calcext:value-type="float">
            <text:p>-1,40932982110184</text:p>
          </table:table-cell>
          <table:table-cell table:style-name="ce11" table:formula="of:=1/(1+2.712*EXP(-0.5*[.H28]))" office:value-type="float" office:value="0.154158423754983" calcext:value-type="float">
            <text:p>0,154158423754983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RAND()" office:value-type="float" office:value="0.246629394480529" calcext:value-type="float">
            <text:p>0,246629394480529</text:p>
          </table:table-cell>
          <table:table-cell table:number-columns-repeated="3"/>
          <table:table-cell table:formula="of:=[.D12]" office:value-type="float" office:value="0.210537939844458" calcext:value-type="float">
            <text:p>0,210537939844458</text:p>
          </table:table-cell>
          <table:table-cell table:formula="of:=RAND()" office:value-type="float" office:value="0.0316837284711114" calcext:value-type="float">
            <text:p>0,031683728471112</text:p>
          </table:table-cell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 table:formula="of:=0.708333333333333" office:value-type="float" office:value="0.708333333333333" calcext:value-type="float">
            <text:p>0,708333333333333</text:p>
          </table:table-cell>
          <table:table-cell table:formula="of:=RAND()" office:value-type="float" office:value="0.94970730281785" calcext:value-type="float">
            <text:p>0,94970730281785</text:p>
          </table:table-cell>
          <table:table-cell table:number-columns-repeated="3"/>
          <table:table-cell table:formula="of:=[.D20]" office:value-type="float" office:value="0.193778427176924" calcext:value-type="float">
            <text:p>0,193778427176924</text:p>
          </table:table-cell>
          <table:table-cell table:formula="of:=RAND()" office:value-type="float" office:value="0.857555016133578" calcext:value-type="float">
            <text:p>0,857555016133578</text:p>
          </table:table-cell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 table:formula="of:=0.25" office:value-type="float" office:value="0.25" calcext:value-type="float">
            <text:p>0,25</text:p>
          </table:table-cell>
          <table:table-cell table:formula="of:=RAND()" office:value-type="float" office:value="0.179486150250808" calcext:value-type="float">
            <text:p>0,179486150250808</text:p>
          </table:table-cell>
          <table:table-cell table:number-columns-repeated="3"/>
          <table:table-cell table:formula="of:=[.D28]" office:value-type="float" office:value="0.22930594023895" calcext:value-type="float">
            <text:p>0,22930594023895</text:p>
          </table:table-cell>
          <table:table-cell table:formula="of:=RAND()" office:value-type="float" office:value="0.927308733232462" calcext:value-type="float">
            <text:p>0,927308733232462</text:p>
          </table:table-cell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6" table:formula="of:=0.25" office:value-type="float" office:value="0.25" calcext:value-type="float">
            <text:p>0,25</text:p>
          </table:table-cell>
          <table:table-cell table:style-name="ce10" table:formula="of:=RAND()" office:value-type="float" office:value="0.923189339584489" calcext:value-type="float">
            <text:p>0,923189339584489</text:p>
          </table:table-cell>
          <table:table-cell table:style-name="ce10"/>
          <table:table-cell table:style-name="ce13"/>
          <table:table-cell/>
          <table:table-cell table:style-name="ce6" table:formula="of:=-1" office:value-type="float" office:value="-1" calcext:value-type="float">
            <text:p>-1</text:p>
          </table:table-cell>
          <table:table-cell table:style-name="ce10" table:formula="of:=RAND()" office:value-type="float" office:value="0.830292917789839" calcext:value-type="float">
            <text:p>0,830292917789839</text:p>
          </table:table-cell>
          <table:table-cell table:style-name="ce10"/>
          <table:table-cell table:style-name="ce13"/>
          <table:table-cell/>
          <table:table-cell table:style-name="Default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23:06:45.500502589</meta:creation-date>
    <dc:date>2020-10-07T23:07:24.158525315</dc:date>
    <meta:editing-duration>PT40S</meta:editing-duration>
    <meta:editing-cycles>1</meta:editing-cycles>
    <meta:document-statistic meta:table-count="1" meta:cell-count="197" meta:object-count="0"/>
    <meta:generator>LibreOffice/6.4.6.2$Linux_X86_64 LibreOffice_project/40$Build-2</meta:generator>
  </office:meta>
</office:document-meta>
</file>